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]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]+[.A4]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4]+[.A5]"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5]+[.A6]"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6]+[.A7]"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7]+[.A8]" office:value-type="float" office:value="3476" calcext:value-type="float">
            <text:p>34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76" calcext:value-type="float">
            <text:p>3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8]+[.A9]" office:value-type="float" office:value="4171" calcext:value-type="float">
            <text:p>4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9]+[.A10]" office:value-type="float" office:value="4866" calcext:value-type="float">
            <text:p>48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10]+[.A11]" office:value-type="float" office:value="5561" calcext:value-type="float">
            <text:p>556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11]+[.A12]" office:value-type="float" office:value="6256" calcext:value-type="float">
            <text:p>6256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12]+[.A13]"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table:formula="of:=[.B3]"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4]" office:value-type="float" office:value="696" calcext:value-type="float">
            <text:p>696</text:p>
          </table:table-cell>
          <table:table-cell office:value-type="float" office:value="59" calcext:value-type="float">
            <text:p>5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table:formula="of:=[.B5]" office:value-type="float" office:value="1391" calcext:value-type="float">
            <text:p>1391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6]" office:value-type="float" office:value="2086" calcext:value-type="float">
            <text:p>2086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7]" office:value-type="float" office:value="2781" calcext:value-type="float">
            <text:p>2781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8]" office:value-type="float" office:value="3476" calcext:value-type="float">
            <text:p>347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" office:value-type="float" office:value="4171" calcext:value-type="float">
            <text:p>4171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" office:value-type="float" office:value="4866" calcext:value-type="float">
            <text:p>4866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11]" office:value-type="float" office:value="5561" calcext:value-type="float">
            <text:p>5561</text:p>
          </table:table-cell>
          <table:table-cell office:value-type="float" office:value="368" calcext:value-type="float">
            <text:p>36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368" calcext:value-type="float">
            <text:p>3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12]" office:value-type="float" office:value="6256" calcext:value-type="float">
            <text:p>6256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table:formula="of:=[.B13]" office:value-type="float" office:value="6951" calcext:value-type="float">
            <text:p>6951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table:formula="of:=[.B15]"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54" calcext:value-type="float">
            <text:p>5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table:formula="of:=[.B16]" office:value-type="float" office:value="696" calcext:value-type="float">
            <text:p>696</text:p>
          </table:table-cell>
          <table:table-cell office:value-type="float" office:value="136" calcext:value-type="float">
            <text:p>136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36" calcext:value-type="float">
            <text:p>13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table:formula="of:=[.B17]" office:value-type="float" office:value="1391" calcext:value-type="float">
            <text:p>1391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table:formula="of:=[.B18]" office:value-type="float" office:value="2086" calcext:value-type="float">
            <text:p>2086</text:p>
          </table:table-cell>
          <table:table-cell office:value-type="float" office:value="461" calcext:value-type="float">
            <text:p>46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461" calcext:value-type="float">
            <text:p>46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9]" office:value-type="float" office:value="2781" calcext:value-type="float">
            <text:p>2781</text:p>
          </table:table-cell>
          <table:table-cell office:value-type="float" office:value="603" calcext:value-type="float">
            <text:p>60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603" calcext:value-type="float">
            <text:p>6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20]" office:value-type="float" office:value="3476" calcext:value-type="float">
            <text:p>3476</text:p>
          </table:table-cell>
          <table:table-cell office:value-type="float" office:value="713" calcext:value-type="float">
            <text:p>71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713" calcext:value-type="float">
            <text:p>7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21]" office:value-type="float" office:value="4171" calcext:value-type="float">
            <text:p>4171</text:p>
          </table:table-cell>
          <table:table-cell office:value-type="float" office:value="775" calcext:value-type="float">
            <text:p>7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775" calcext:value-type="float">
            <text:p>7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22]" office:value-type="float" office:value="4866" calcext:value-type="float">
            <text:p>4866</text:p>
          </table:table-cell>
          <table:table-cell office:value-type="float" office:value="785" calcext:value-type="float">
            <text:p>78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785" calcext:value-type="float">
            <text:p>78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23]" office:value-type="float" office:value="5561" calcext:value-type="float">
            <text:p>5561</text:p>
          </table:table-cell>
          <table:table-cell office:value-type="float" office:value="760" calcext:value-type="float">
            <text:p>76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760" calcext:value-type="float">
            <text:p>7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table:formula="of:=[.B24]" office:value-type="float" office:value="6256" calcext:value-type="float">
            <text:p>6256</text:p>
          </table:table-cell>
          <table:table-cell office:value-type="float" office:value="708" calcext:value-type="float">
            <text:p>708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708" calcext:value-type="float">
            <text:p>70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5]" office:value-type="float" office:value="6951" calcext:value-type="float">
            <text:p>6951</text:p>
          </table:table-cell>
          <table:table-cell office:value-type="float" office:value="624" calcext:value-type="float">
            <text:p>624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624" calcext:value-type="float">
            <text:p>62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table:formula="of:=[.B26]"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table:formula="of:=[.B27]" office:value-type="float" office:value="696" calcext:value-type="float">
            <text:p>696</text:p>
          </table:table-cell>
          <table:table-cell office:value-type="float" office:value="228" calcext:value-type="float">
            <text:p>22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28" calcext:value-type="float">
            <text:p>22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formula="of:=[.B28]" office:value-type="float" office:value="1391" calcext:value-type="float">
            <text:p>1391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29]" office:value-type="float" office:value="2086" calcext:value-type="float">
            <text:p>2086</text:p>
          </table:table-cell>
          <table:table-cell office:value-type="float" office:value="695" calcext:value-type="float">
            <text:p>695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695" calcext:value-type="float">
            <text:p>6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table:formula="of:=[.B30]" office:value-type="float" office:value="2781" calcext:value-type="float">
            <text:p>2781</text:p>
          </table:table-cell>
          <table:table-cell office:value-type="float" office:value="880" calcext:value-type="float">
            <text:p>88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880" calcext:value-type="float">
            <text:p>88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table:formula="of:=[.B31]" office:value-type="float" office:value="3476" calcext:value-type="float">
            <text:p>3476</text:p>
          </table:table-cell>
          <table:table-cell office:value-type="float" office:value="1018" calcext:value-type="float">
            <text:p>1018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1018" calcext:value-type="float">
            <text:p>101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table:formula="of:=[.B32]" office:value-type="float" office:value="4171" calcext:value-type="float">
            <text:p>4171</text:p>
          </table:table-cell>
          <table:table-cell office:value-type="float" office:value="1097" calcext:value-type="float">
            <text:p>1097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1097" calcext:value-type="float">
            <text:p>109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table:formula="of:=[.B33]" office:value-type="float" office:value="4866" calcext:value-type="float">
            <text:p>4866</text:p>
          </table:table-cell>
          <table:table-cell office:value-type="float" office:value="1111" calcext:value-type="float">
            <text:p>111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1111" calcext:value-type="float">
            <text:p>111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table:formula="of:=[.B34]" office:value-type="float" office:value="5561" calcext:value-type="float">
            <text:p>5561</text:p>
          </table:table-cell>
          <table:table-cell office:value-type="float" office:value="1072" calcext:value-type="float">
            <text:p>1072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1072" calcext:value-type="float">
            <text:p>107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table:formula="of:=[.B35]" office:value-type="float" office:value="6256" calcext:value-type="float">
            <text:p>6256</text:p>
          </table:table-cell>
          <table:table-cell office:value-type="float" office:value="991" calcext:value-type="float">
            <text:p>991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991" calcext:value-type="float">
            <text:p>99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table:formula="of:=[.B36]" office:value-type="float" office:value="6951" calcext:value-type="float">
            <text:p>6951</text:p>
          </table:table-cell>
          <table:table-cell office:value-type="float" office:value="863" calcext:value-type="float">
            <text:p>86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863" calcext:value-type="float">
            <text:p>86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table:formula="of:=[.B37]" office:value-type="float" office:value="348" calcext:value-type="float">
            <text:p>348</text:p>
          </table:table-cell>
          <table:table-cell office:value-type="float" office:value="168" calcext:value-type="float">
            <text:p>168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68" calcext:value-type="float">
            <text:p>16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table:formula="of:=[.B38]" office:value-type="float" office:value="696" calcext:value-type="float">
            <text:p>696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table:formula="of:=[.B39]" office:value-type="float" office:value="1391" calcext:value-type="float">
            <text:p>1391</text:p>
          </table:table-cell>
          <table:table-cell office:value-type="float" office:value="600" calcext:value-type="float">
            <text:p>600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600" calcext:value-type="float">
            <text:p>60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table:formula="of:=[.B40]" office:value-type="float" office:value="2086" calcext:value-type="float">
            <text:p>2086</text:p>
          </table:table-cell>
          <table:table-cell office:value-type="float" office:value="836" calcext:value-type="float">
            <text:p>836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836" calcext:value-type="float">
            <text:p>83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table:formula="of:=[.B41]" office:value-type="float" office:value="2781" calcext:value-type="float">
            <text:p>2781</text:p>
          </table:table-cell>
          <table:table-cell office:value-type="float" office:value="1023" calcext:value-type="float">
            <text:p>1023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1023" calcext:value-type="float">
            <text:p>102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table:formula="of:=[.B42]" office:value-type="float" office:value="3476" calcext:value-type="float">
            <text:p>3476</text:p>
          </table:table-cell>
          <table:table-cell office:value-type="float" office:value="1156" calcext:value-type="float">
            <text:p>1156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1156" calcext:value-type="float">
            <text:p>115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table:formula="of:=[.B43]" office:value-type="float" office:value="4171" calcext:value-type="float">
            <text:p>4171</text:p>
          </table:table-cell>
          <table:table-cell office:value-type="float" office:value="1227" calcext:value-type="float">
            <text:p>1227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1227" calcext:value-type="float">
            <text:p>122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table:formula="of:=[.B44]" office:value-type="float" office:value="4866" calcext:value-type="float">
            <text:p>4866</text:p>
          </table:table-cell>
          <table:table-cell office:value-type="float" office:value="1239" calcext:value-type="float">
            <text:p>1239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1239" calcext:value-type="float">
            <text:p>123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table:formula="of:=[.B45]" office:value-type="float" office:value="5561" calcext:value-type="float">
            <text:p>5561</text:p>
          </table:table-cell>
          <table:table-cell office:value-type="float" office:value="1199" calcext:value-type="float">
            <text:p>1199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1199" calcext:value-type="float">
            <text:p>119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table:formula="of:=[.B46]" office:value-type="float" office:value="6256" calcext:value-type="float">
            <text:p>6256</text:p>
          </table:table-cell>
          <table:table-cell office:value-type="float" office:value="1110" calcext:value-type="float">
            <text:p>111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1110" calcext:value-type="float">
            <text:p>111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table:formula="of:=[.B47]" office:value-type="float" office:value="6951" calcext:value-type="float">
            <text:p>6951</text:p>
          </table:table-cell>
          <table:table-cell office:value-type="float" office:value="983" calcext:value-type="float">
            <text:p>983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983" calcext:value-type="float">
            <text:p>983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table:formula="of:=[.B48]"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table:formula="of:=[.B49]" office:value-type="float" office:value="696" calcext:value-type="float">
            <text:p>696</text:p>
          </table:table-cell>
          <table:table-cell office:value-type="float" office:value="393" calcext:value-type="float">
            <text:p>39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93" calcext:value-type="float">
            <text:p>39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table:formula="of:=[.B50]" office:value-type="float" office:value="1391" calcext:value-type="float">
            <text:p>1391</text:p>
          </table:table-cell>
          <table:table-cell office:value-type="float" office:value="677" calcext:value-type="float">
            <text:p>677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677" calcext:value-type="float">
            <text:p>67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table:formula="of:=[.B51]" office:value-type="float" office:value="2086" calcext:value-type="float">
            <text:p>2086</text:p>
          </table:table-cell>
          <table:table-cell office:value-type="float" office:value="900" calcext:value-type="float">
            <text:p>900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900" calcext:value-type="float">
            <text:p>900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table:formula="of:=[.B52]" office:value-type="float" office:value="2781" calcext:value-type="float">
            <text:p>2781</text:p>
          </table:table-cell>
          <table:table-cell office:value-type="float" office:value="1065" calcext:value-type="float">
            <text:p>1065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1065" calcext:value-type="float">
            <text:p>106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table:formula="of:=[.B53]" office:value-type="float" office:value="3476" calcext:value-type="float">
            <text:p>3476</text:p>
          </table:table-cell>
          <table:table-cell office:value-type="float" office:value="1174" calcext:value-type="float">
            <text:p>117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3476" calcext:value-type="float">
            <text:p>3476</text:p>
          </table:table-cell>
          <table:table-cell office:value-type="float" office:value="1174" calcext:value-type="float">
            <text:p>117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table:formula="of:=[.B54]" office:value-type="float" office:value="4171" calcext:value-type="float">
            <text:p>4171</text:p>
          </table:table-cell>
          <table:table-cell office:value-type="float" office:value="1230" calcext:value-type="float">
            <text:p>1230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4171" calcext:value-type="float">
            <text:p>4171</text:p>
          </table:table-cell>
          <table:table-cell office:value-type="float" office:value="1230" calcext:value-type="float">
            <text:p>123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table:formula="of:=[.B55]" office:value-type="float" office:value="4866" calcext:value-type="float">
            <text:p>4866</text:p>
          </table:table-cell>
          <table:table-cell office:value-type="float" office:value="1240" calcext:value-type="float">
            <text:p>1240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1240" calcext:value-type="float">
            <text:p>124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table:formula="of:=[.B56]" office:value-type="float" office:value="5561" calcext:value-type="float">
            <text:p>5561</text:p>
          </table:table-cell>
          <table:table-cell office:value-type="float" office:value="1208" calcext:value-type="float">
            <text:p>1208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5561" calcext:value-type="float">
            <text:p>5561</text:p>
          </table:table-cell>
          <table:table-cell office:value-type="float" office:value="1208" calcext:value-type="float">
            <text:p>120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table:formula="of:=[.B57]" office:value-type="float" office:value="6256" calcext:value-type="float">
            <text:p>6256</text:p>
          </table:table-cell>
          <table:table-cell office:value-type="float" office:value="1142" calcext:value-type="float">
            <text:p>1142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6256" calcext:value-type="float">
            <text:p>6256</text:p>
          </table:table-cell>
          <table:table-cell office:value-type="float" office:value="1142" calcext:value-type="float">
            <text:p>114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table:formula="of:=[.B58]" office:value-type="float" office:value="6951" calcext:value-type="float">
            <text:p>6951</text:p>
          </table:table-cell>
          <table:table-cell office:value-type="float" office:value="1050" calcext:value-type="float">
            <text:p>1050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6951" calcext:value-type="float">
            <text:p>6951</text:p>
          </table:table-cell>
          <table:table-cell office:value-type="float" office:value="1050" calcext:value-type="float">
            <text:p>105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table:formula="of:=[#REF!]*390/(390+337+195+100)" office:value-type="string" office:string-value="" calcext:value-type="error">
            <text:p>#ССЫЛ!</text:p>
          </table:table-cell>
          <table:table-cell table:formula="of:=([.E70]-50)/[.E73]*100" office:value-type="float" office:value="55.5555555555556" calcext:value-type="float">
            <text:p>55.5555555555556</text:p>
          </table:table-cell>
          <table:table-cell table:formula="of:=[.E70]+325-50" office:value-type="float" office:value="875" calcext:value-type="float">
            <text:p>875</text:p>
          </table:table-cell>
          <table:table-cell table:formula="of:=66+197+337" office:value-type="float" office:value="600" calcext:value-type="float">
            <text:p>600</text:p>
          </table:table-cell>
          <table:table-cell office:value-type="float" office:value="66.399217221135" calcext:value-type="float">
            <text:p>66.39921722113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table:formula="of:=[#REF!]*(390+337)/(390+337+195+100)" office:value-type="string" office:string-value="" calcext:value-type="error">
            <text:p>#ССЫЛ!</text:p>
          </table:table-cell>
          <table:table-cell table:formula="of:=([.E71]-50)/[.E73]*100" office:value-type="float" office:value="21.5151515151515" calcext:value-type="float">
            <text:p>21.5151515151515</text:p>
          </table:table-cell>
          <table:table-cell table:formula="of:=[.E71]+325-50" office:value-type="float" office:value="538" calcext:value-type="float">
            <text:p>538</text:p>
          </table:table-cell>
          <table:table-cell table:formula="of:=66+197" office:value-type="float" office:value="263" calcext:value-type="float">
            <text:p>263</text:p>
          </table:table-cell>
          <table:table-cell office:value-type="float" office:value="123.774951076321" calcext:value-type="float">
            <text:p>123.774951076321</text:p>
          </table:table-cell>
          <table:table-cell office:value-type="float" office:value="21.5151515151515" calcext:value-type="float">
            <text:p>21.515151515151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table:formula="of:=[#REF!]*(390+337+197)/(390+337+195+100)" office:value-type="string" office:string-value="" calcext:value-type="error">
            <text:p>#ССЫЛ!</text:p>
          </table:table-cell>
          <table:table-cell table:formula="of:=([.E72]-50)/[.E73]*100" office:value-type="float" office:value="1.61616161616162" calcext:value-type="float">
            <text:p>1.61616161616162</text:p>
          </table:table-cell>
          <table:table-cell table:formula="of:=[.E72]+325-50" office:value-type="float" office:value="341" calcext:value-type="float">
            <text:p>341</text:p>
          </table:table-cell>
          <table:table-cell office:value-type="float" office:value="66" calcext:value-type="float">
            <text:p>66</text:p>
          </table:table-cell>
          <table:table-cell office:value-type="float" office:value="157.315068493151" calcext:value-type="float">
            <text:p>157.315068493151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E73]-50)/[.E73]*100" office:value-type="float" office:value="94.949494949495" calcext:value-type="float">
            <text:p>94.949494949495</text:p>
          </table:table-cell>
          <table:table-cell table:formula="of:=[.E73]+325-50" office:value-type="float" office:value="1265" calcext:value-type="float">
            <text:p>1265</text:p>
          </table:table-cell>
          <table:table-cell table:formula="of:=66+197+337+390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94.949494949495" calcext:value-type="float">
            <text:p>94.949494949495</text:p>
          </table:table-cell>
          <table:table-cell office:value-type="float" office:value="1265" calcext:value-type="float">
            <text:p>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2T23:12:11.403000000</meta:creation-date>
    <dc:date>2023-09-03T13:20:44.093000000</dc:date>
    <meta:editing-duration>PT11H41M2S</meta:editing-duration>
    <meta:editing-cycles>15</meta:editing-cycles>
    <meta:generator>LibreOffice/6.2.2.2$Windows_X86_64 LibreOffice_project/2b840030fec2aae0fd2658d8d4f9548af4e3518d</meta:generator>
    <meta:document-statistic meta:table-count="1" meta:cell-count="444" meta:object-count="0"/>
  </office:meta>
</office:document-meta>
</file>